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artment.setName( String new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artment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artme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artment.setId( int new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artment.Depart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